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19cm"/>
    </style:style>
    <style:style style:name="gr4" style:family="graphic" style:parent-style-name="standard">
      <style:graphic-properties draw:stroke="none" svg:stroke-color="#000000" draw:fill="none" draw:fill-color="#ffffff" fo:min-height="0.3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stroke="none" svg:stroke-color="#000000" draw:fill="none" draw:fill-color="#ffffff" fo:min-height="0.273cm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standard">
      <style:graphic-properties draw:stroke="none" svg:stroke-color="#000000" draw:fill="none" draw:fill-color="#ffffff" fo:min-height="0.27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8pt" style:font-size-asian="8pt" style:font-size-complex="8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2.7cm" svg:height="0.391cm" svg:x="1.7cm" svg:y="2.3cm">
          <text:p text:style-name="P1"><text:span text:style-name="T1">User_Session</text:span></text:p>
        </draw:rect>
        <draw:rect draw:style-name="gr1" draw:text-style-name="P4" draw:layer="layout" svg:width="2.7cm" svg:height="2.209cm" svg:x="1.7cm" svg:y="2.7cm">
          <text:p text:style-name="P3"><text:span text:style-name="T2">session_id</text:span></text:p>
          <text:p text:style-name="P3"><text:span text:style-name="T2">session_user</text:span></text:p>
          <text:p text:style-name="P3"><text:span text:style-name="T2">session_token</text:span></text:p>
          <text:p text:style-name="P3"><text:span text:style-name="T2">session_ip_address</text:span></text:p>
          <text:p text:style-name="P3"><text:span text:style-name="T2">session_created</text:span></text:p>
          <text:p text:style-name="P3"><text:span text:style-name="T2">session_expires</text:span></text:p>
        </draw:rect>
        <draw:rect draw:style-name="gr1" draw:text-style-name="P2" draw:layer="layout" svg:width="3.7cm" svg:height="0.391cm" svg:x="7cm" svg:y="1.5cm">
          <text:p text:style-name="P1"><text:span text:style-name="T1">User</text:span></text:p>
        </draw:rect>
        <draw:rect draw:style-name="gr1" draw:text-style-name="P4" draw:layer="layout" svg:width="3.7cm" svg:height="3.809cm" svg:x="7cm" svg:y="1.9cm">
          <text:p text:style-name="P3"><text:span text:style-name="T2">user_id</text:span></text:p>
          <text:p text:style-name="P3"><text:span text:style-name="T2">user_profile</text:span></text:p>
          <text:p text:style-name="P3"><text:span text:style-name="T2">user_email</text:span></text:p>
          <text:p text:style-name="P3"><text:span text:style-name="T2">user_email_validated</text:span></text:p>
          <text:p text:style-name="P3"><text:span text:style-name="T2">user_email_validation_key</text:span></text:p>
          <text:p text:style-name="P3"><text:span text:style-name="T2">user_ynr</text:span></text:p>
          <text:p text:style-name="P3"><text:span text:style-name="T2">user_matnr</text:span></text:p>
          <text:p text:style-name="P3"><text:span text:style-name="T2">user_password_hash</text:span></text:p>
          <text:p text:style-name="P3"><text:span text:style-name="T2">user_password_reset_key</text:span></text:p>
          <text:p text:style-name="P3"><text:span text:style-name="T2">user_role</text:span></text:p>
        </draw:rect>
        <draw:rect draw:style-name="gr1" draw:text-style-name="P2" draw:layer="layout" svg:width="2.7cm" svg:height="0.391cm" svg:x="1.8cm" svg:y="15.7cm">
          <text:p text:style-name="P1"><text:span text:style-name="T1">Avatar</text:span></text:p>
        </draw:rect>
        <draw:rect draw:style-name="gr1" draw:text-style-name="P4" draw:layer="layout" svg:width="2.7cm" svg:height="3.409cm" svg:x="1.8cm" svg:y="16.091cm">
          <text:p text:style-name="P3"><text:span text:style-name="T2">avatar_id</text:span></text:p>
          <text:p text:style-name="P3"><text:span text:style-name="T2">avatar_name</text:span></text:p>
          <text:p text:style-name="P3"><text:span text:style-name="T2">avatar_price</text:span></text:p>
          <text:p text:style-name="P3"><text:span text:style-name="T2">avatar_picture_url</text:span></text:p>
          <text:p text:style-name="P3"><text:span text:style-name="T2">avatar_skin_url</text:span></text:p>
          <text:p text:style-name="P3"><text:span text:style-name="T2">avatar_jump</text:span></text:p>
          <text:p text:style-name="P3"><text:span text:style-name="T2">avatar_health</text:span></text:p>
          <text:p text:style-name="P3"><text:span text:style-name="T2">avatar_speed</text:span></text:p>
          <text:p text:style-name="P3"><text:span text:style-name="T2">avatar_defense</text:span></text:p>
          <text:p text:style-name="P3"><text:span text:style-name="T2">avatar_beltslot</text:span></text:p>
        </draw:rect>
        <draw:rect draw:style-name="gr1" draw:text-style-name="P2" draw:layer="layout" svg:width="3.3cm" svg:height="0.391cm" svg:x="7.2cm" svg:y="9.2cm">
          <text:p text:style-name="P1"><text:span text:style-name="T1">Profile</text:span></text:p>
        </draw:rect>
        <draw:rect draw:style-name="gr1" draw:text-style-name="P4" draw:layer="layout" svg:width="3.3cm" svg:height="4.709cm" svg:x="7.2cm" svg:y="9.591cm">
          <text:p text:style-name="P3"><text:span text:style-name="T2">profile_id</text:span></text:p>
          <text:p text:style-name="P3"><text:span text:style-name="T2">profile_username</text:span></text:p>
          <text:p text:style-name="P3"><text:span text:style-name="T2">profile_settings_music</text:span></text:p>
          <text:p text:style-name="P3"><text:span text:style-name="T2">profile_settings_sound</text:span></text:p>
          <text:p text:style-name="P3"><text:span text:style-name="T2">profile_player_jump</text:span></text:p>
          <text:p text:style-name="P3"><text:span text:style-name="T2">profile_player_health</text:span></text:p>
          <text:p text:style-name="P3"><text:span text:style-name="T2">profile_player_speed</text:span></text:p>
          <text:p text:style-name="P3"><text:span text:style-name="T2">profile_player_defense</text:span></text:p>
          <text:p text:style-name="P3"><text:span text:style-name="T2">profile_player_beltslot</text:span></text:p>
          <text:p text:style-name="P3"><text:span text:style-name="T2">profile_avatar</text:span></text:p>
          <text:p text:style-name="P3"><text:span text:style-name="T2">profile_coins</text:span></text:p>
          <text:p text:style-name="P3"><text:span text:style-name="T2">profile_new_story</text:span></text:p>
          <text:p text:style-name="P3"><text:span text:style-name="T2">profile_points</text:span></text:p>
        </draw:rect>
        <draw:rect draw:style-name="gr1" draw:text-style-name="P2" draw:layer="layout" svg:width="2.7cm" svg:height="0.391cm" svg:x="24.9cm" svg:y="6cm">
          <text:p text:style-name="P1"><text:span text:style-name="T1">Text</text:span></text:p>
        </draw:rect>
        <draw:rect draw:style-name="gr1" draw:text-style-name="P4" draw:layer="layout" svg:width="2.7cm" svg:height="1.309cm" svg:x="24.9cm" svg:y="6.391cm">
          <text:p text:style-name="P3"><text:span text:style-name="T2">text_id</text:span></text:p>
          <text:p text:style-name="P3"><text:span text:style-name="T2">text_content</text:span></text:p>
          <text:p text:style-name="P3"><text:span text:style-name="T2">text_type</text:span></text:p>
        </draw:rect>
        <draw:rect draw:style-name="gr1" draw:text-style-name="P2" draw:layer="layout" svg:width="2.9cm" svg:height="0.391cm" svg:x="11.7cm" svg:y="16cm">
          <text:p text:style-name="P1"><text:span text:style-name="T1">Bag</text:span></text:p>
        </draw:rect>
        <draw:rect draw:style-name="gr1" draw:text-style-name="P4" draw:layer="layout" svg:width="2.9cm" svg:height="1.909cm" svg:x="11.7cm" svg:y="16.391cm">
          <text:p text:style-name="P3"><text:span text:style-name="T2">bag_id</text:span></text:p>
          <text:p text:style-name="P3"><text:span text:style-name="T2">bag_profile_id</text:span></text:p>
          <text:p text:style-name="P3"><text:span text:style-name="T2">bag_potion_id</text:span></text:p>
          <text:p text:style-name="P3"><text:span text:style-name="T2">bag_potion_strength</text:span></text:p>
          <text:p text:style-name="P3"><text:span text:style-name="T2">bag_beltslot</text:span></text:p>
        </draw:rect>
        <draw:rect draw:style-name="gr1" draw:text-style-name="P2" draw:layer="layout" svg:width="2.7cm" svg:height="0.391cm" svg:x="17.7cm" svg:y="13.509cm">
          <text:p text:style-name="P1"><text:span text:style-name="T1">Scroll</text:span></text:p>
        </draw:rect>
        <draw:rect draw:style-name="gr1" draw:text-style-name="P4" draw:layer="layout" svg:width="2.7cm" svg:height="2.409cm" svg:x="17.7cm" svg:y="13.891cm">
          <text:p text:style-name="P3"><text:span text:style-name="T2">scroll_id</text:span></text:p>
          <text:p text:style-name="P3"><text:span text:style-name="T2">scroll_type</text:span></text:p>
          <text:p text:style-name="P3"><text:span text:style-name="T2">scroll_name</text:span></text:p>
          <text:p text:style-name="P3"><text:span text:style-name="T2">scroll_attribute</text:span></text:p>
          <text:p text:style-name="P3"><text:span text:style-name="T2">scroll_indicator</text:span></text:p>
          <text:p text:style-name="P3"><text:span text:style-name="T2">scroll_potion_id</text:span></text:p>
          <text:p text:style-name="P3"><text:span text:style-name="T2">scroll_used</text:span></text:p>
        </draw:rect>
        <draw:rect draw:style-name="gr1" draw:text-style-name="P2" draw:layer="layout" svg:width="3.6cm" svg:height="0.391cm" svg:x="12.3cm" svg:y="1.5cm">
          <text:p text:style-name="P1"><text:span text:style-name="T1">Challenge</text:span></text:p>
        </draw:rect>
        <draw:rect draw:style-name="gr1" draw:text-style-name="P4" draw:layer="layout" svg:width="3.6cm" svg:height="3.709cm" svg:x="12.3cm" svg:y="1.891cm">
          <text:p text:style-name="P3"><text:span text:style-name="T2">challenge_id</text:span></text:p>
          <text:p text:style-name="P3"><text:span text:style-name="T2">challenge_name</text:span></text:p>
          <text:p text:style-name="P3"><text:span text:style-name="T2">challenge_description</text:span></text:p>
          <text:p text:style-name="P3"><text:span text:style-name="T2">challenge_creator</text:span></text:p>
          <text:p text:style-name="P3"><text:span text:style-name="T2">challenge_created</text:span></text:p>
          <text:p text:style-name="P3"><text:span text:style-name="T2">challenge_type</text:span></text:p>
          <text:p text:style-name="P3"><text:span text:style-name="T2">challenge_type_extention</text:span></text:p>
          <text:p text:style-name="P3"><text:span text:style-name="T2">challenge_solve_type</text:span></text:p>
          <text:p text:style-name="P3"><text:span text:style-name="T2">challenge_solve_condition</text:span></text:p>
          <text:p text:style-name="P3"><text:span text:style-name="T2">challenge_expires</text:span></text:p>
          <text:p text:style-name="P3"><text:span text:style-name="T2">challenge_random</text:span></text:p>
        </draw:rect>
        <draw:rect draw:style-name="gr1" draw:text-style-name="P2" draw:layer="layout" svg:width="3.3cm" svg:height="0.391cm" svg:x="24.3cm" svg:y="1.9cm">
          <text:p text:style-name="P1"><text:span text:style-name="T1">Story_Text</text:span></text:p>
        </draw:rect>
        <draw:rect draw:style-name="gr1" draw:text-style-name="P4" draw:layer="layout" svg:width="3.3cm" svg:height="1.509cm" svg:x="24.3cm" svg:y="2.291cm">
          <text:p text:style-name="P3"><text:span text:style-name="T2">story_text_id</text:span></text:p>
          <text:p text:style-name="P3"><text:span text:style-name="T2">story_text_requirement</text:span></text:p>
          <text:p text:style-name="P3"><text:span text:style-name="T2">story_text_order</text:span></text:p>
          <text:p text:style-name="P3"><text:span text:style-name="T2">story_text_content</text:span></text:p>
        </draw:rect>
        <draw:rect draw:style-name="gr1" draw:text-style-name="P2" draw:layer="layout" svg:width="2.7cm" svg:height="0.391cm" svg:x="21.3cm" svg:y="16.5cm">
          <text:p text:style-name="P1"><text:span text:style-name="T1">Potion</text:span></text:p>
        </draw:rect>
        <draw:rect draw:style-name="gr1" draw:text-style-name="P4" draw:layer="layout" svg:width="2.7cm" svg:height="1.709cm" svg:x="21.3cm" svg:y="16.891cm">
          <text:p text:style-name="P3"><text:span text:style-name="T2">potion_id</text:span></text:p>
          <text:p text:style-name="P3"><text:span text:style-name="T2">potion_type</text:span></text:p>
          <text:p text:style-name="P3"><text:span text:style-name="T2">potion_name</text:span></text:p>
          <text:p text:style-name="P3"><text:span text:style-name="T2">potion_buff_value</text:span></text:p>
        </draw:rect>
        <draw:rect draw:style-name="gr1" draw:text-style-name="P2" draw:layer="layout" svg:width="2.7cm" svg:height="0.391cm" svg:x="20.9cm" svg:y="7.1cm">
          <text:p text:style-name="P1"><text:span text:style-name="T1">Task</text:span></text:p>
        </draw:rect>
        <draw:rect draw:style-name="gr1" draw:text-style-name="P4" draw:layer="layout" svg:width="2.7cm" svg:height="4.109cm" svg:x="20.9cm" svg:y="7.491cm">
          <text:p text:style-name="P3"><text:span text:style-name="T2">task_id</text:span></text:p>
          <text:p text:style-name="P3"><text:span text:style-name="T2">task_creator</text:span></text:p>
          <text:p text:style-name="P3"><text:span text:style-name="T2">task_created</text:span></text:p>
          <text:p text:style-name="P3"><text:span text:style-name="T2">task_difficulty</text:span></text:p>
          <text:p text:style-name="P3"><text:span text:style-name="T2">task_potion_id</text:span></text:p>
          <text:p text:style-name="P3"><text:span text:style-name="T2">task_rating</text:span></text:p>
          <text:p text:style-name="P3"><text:span text:style-name="T2">task_modified_at</text:span></text:p>
          <text:p text:style-name="P3"><text:span text:style-name="T2">task_available</text:span></text:p>
          <text:p text:style-name="P3"><text:span text:style-name="T2">task_user_task</text:span></text:p>
          <text:p text:style-name="P3"><text:span text:style-name="T2">task_points</text:span></text:p>
          <text:p text:style-name="P3"><text:span text:style-name="T2">task_timelimit</text:span></text:p>
        </draw:rect>
        <draw:line draw:style-name="gr2" draw:text-style-name="P1" draw:layer="layout" svg:x1="5.066cm" svg:y1="3.4cm" svg:x2="4.966cm" svg:y2="3.4cm">
          <text:p/>
        </draw:line>
        <draw:frame draw:style-name="gr3" draw:text-style-name="P5" draw:layer="layout" svg:width="1.4cm" svg:height="0.569cm" svg:x="10.8cm" svg:y="13.431cm">
          <draw:text-box>
            <text:p><text:span text:style-name="T2">collect</text:span></text:p>
          </draw:text-box>
        </draw:frame>
        <draw:line draw:style-name="gr2" draw:text-style-name="P1" draw:layer="layout" svg:x1="8.5cm" svg:y1="7.6cm" svg:x2="8.5cm" svg:y2="7.8cm">
          <text:p/>
        </draw:line>
        <draw:frame draw:style-name="gr3" draw:text-style-name="P5" draw:layer="layout" svg:width="1.4cm" svg:height="0.569cm" svg:x="8.006cm" svg:y="6.831cm">
          <draw:text-box>
            <text:p><text:span text:style-name="T2">own</text:span></text:p>
          </draw:text-box>
        </draw:frame>
        <draw:frame draw:style-name="gr4" draw:text-style-name="P5" draw:layer="layout" svg:width="0.5cm" svg:height="0.6cm" svg:x="6.5cm" svg:y="3.2cm">
          <draw:text-box>
            <text:p><text:span text:style-name="T2">1</text:span></text:p>
          </draw:text-box>
        </draw:frame>
        <draw:frame draw:style-name="gr3" draw:text-style-name="P5" draw:layer="layout" svg:width="1.4cm" svg:height="0.569cm" svg:x="5.4cm" svg:y="3.1cm">
          <draw:text-box>
            <text:p><text:span text:style-name="T2">start</text:span></text:p>
          </draw:text-box>
        </draw:frame>
        <draw:frame draw:style-name="gr4" draw:text-style-name="P5" draw:layer="layout" svg:width="0.5cm" svg:height="0.6cm" svg:x="4.4cm" svg:y="3.2cm">
          <draw:text-box>
            <text:p><text:span text:style-name="T2">1</text:span></text:p>
          </draw:text-box>
        </draw:frame>
        <draw:frame draw:style-name="gr4" draw:text-style-name="P5" draw:layer="layout" svg:width="0.5cm" svg:height="0.6cm" svg:x="8.374cm" svg:y="5.706cm">
          <draw:text-box>
            <text:p><text:span text:style-name="T2">1</text:span></text:p>
          </draw:text-box>
        </draw:frame>
        <draw:frame draw:style-name="gr4" draw:text-style-name="P5" draw:layer="layout" svg:width="0.5cm" svg:height="0.6cm" svg:x="8.398cm" svg:y="8.566cm">
          <draw:text-box>
            <text:p><text:span text:style-name="T2">1</text:span></text:p>
          </draw:text-box>
        </draw:frame>
        <draw:line draw:style-name="gr5" draw:text-style-name="P1" draw:layer="layout" svg:x1="4.5cm" svg:y1="18.1cm" svg:x2="8cm" svg:y2="18.1cm">
          <text:p/>
        </draw:line>
        <draw:line draw:style-name="gr5" draw:text-style-name="P1" draw:layer="layout" svg:x1="8cm" svg:y1="18.1cm" svg:x2="8cm" svg:y2="14.3cm">
          <text:p/>
        </draw:line>
        <draw:line draw:style-name="gr2" draw:text-style-name="P1" draw:layer="layout" svg:x1="5.466cm" svg:y1="17.7cm" svg:x2="5.366cm" svg:y2="17.7cm">
          <text:p/>
        </draw:line>
        <draw:frame draw:style-name="gr3" draw:text-style-name="P5" draw:layer="layout" svg:width="1.4cm" svg:height="0.569cm" svg:x="10.7cm" svg:y="4.9cm">
          <draw:text-box>
            <text:p><text:span text:style-name="T2">solve</text:span></text:p>
          </draw:text-box>
        </draw:frame>
        <draw:frame draw:style-name="gr3" draw:text-style-name="P5" draw:layer="layout" svg:width="1.4cm" svg:height="0.569cm" svg:x="5.8cm" svg:y="17.4cm">
          <draw:text-box>
            <text:p><text:span text:style-name="T2">show</text:span></text:p>
          </draw:text-box>
        </draw:frame>
        <draw:frame draw:style-name="gr4" draw:text-style-name="P5" draw:layer="layout" svg:width="0.5cm" svg:height="0.6cm" svg:x="7.4cm" svg:y="14.3cm">
          <draw:text-box>
            <text:p><text:span text:style-name="T2">*</text:span></text:p>
          </draw:text-box>
        </draw:frame>
        <draw:frame draw:style-name="gr4" draw:text-style-name="P5" draw:layer="layout" svg:width="0.5cm" svg:height="0.6cm" svg:x="4.4cm" svg:y="17.5cm">
          <draw:text-box>
            <text:p><text:span text:style-name="T2">1</text:span></text:p>
          </draw:text-box>
        </draw:frame>
        <draw:line draw:style-name="gr5" draw:text-style-name="P1" draw:layer="layout" svg:x1="10.5cm" svg:y1="10cm" svg:x2="11.7cm" svg:y2="10cm">
          <text:p/>
        </draw:line>
        <draw:line draw:style-name="gr5" draw:text-style-name="P1" draw:layer="layout" svg:x1="11.7cm" svg:y1="6.4cm" svg:x2="11.7cm" svg:y2="3.4cm">
          <text:p/>
        </draw:line>
        <draw:line draw:style-name="gr5" draw:text-style-name="P1" draw:layer="layout" svg:x1="11.7cm" svg:y1="3.4cm" svg:x2="12.3cm" svg:y2="3.4cm">
          <text:p/>
        </draw:line>
        <draw:line draw:style-name="gr2" draw:text-style-name="P1" draw:layer="layout" svg:x1="11.259cm" svg:y1="4.5cm" svg:x2="11.259cm" svg:y2="4.4cm">
          <text:p/>
        </draw:line>
        <draw:frame draw:style-name="gr4" draw:text-style-name="P5" draw:layer="layout" svg:width="0.5cm" svg:height="0.6cm" svg:x="11.2cm" svg:y="8.2cm">
          <draw:text-box>
            <text:p><text:span text:style-name="T2">*</text:span></text:p>
          </draw:text-box>
        </draw:frame>
        <draw:line draw:style-name="gr5" draw:text-style-name="P1" draw:layer="layout" svg:x1="9cm" svg:y1="5.7cm" svg:x2="9cm" svg:y2="9.2cm">
          <text:p/>
        </draw:line>
        <draw:line draw:style-name="gr5" draw:text-style-name="P1" draw:layer="layout" svg:x1="4.4cm" svg:y1="3.8cm" svg:x2="7cm" svg:y2="3.8cm">
          <text:p/>
        </draw:line>
        <draw:line draw:style-name="gr5" draw:text-style-name="P1" draw:layer="layout" svg:x1="9.6cm" svg:y1="17.1cm" svg:x2="11.7cm" svg:y2="17.1cm">
          <text:p/>
        </draw:line>
        <draw:line draw:style-name="gr5" draw:text-style-name="P1" draw:layer="layout" svg:x1="9.6cm" svg:y1="17.1cm" svg:x2="9.6cm" svg:y2="14.3cm">
          <text:p/>
        </draw:line>
        <draw:frame draw:style-name="gr3" draw:text-style-name="P5" draw:layer="layout" svg:width="1.4cm" svg:height="0.569cm" svg:x="9.4cm" svg:y="15.331cm">
          <draw:text-box>
            <text:p><text:span text:style-name="T2">has</text:span></text:p>
          </draw:text-box>
        </draw:frame>
        <draw:line draw:style-name="gr2" draw:text-style-name="P1" draw:layer="layout" svg:x1="9.9cm" svg:y1="16.3cm" svg:x2="9.9cm" svg:y2="16.4cm">
          <text:p/>
        </draw:line>
        <draw:frame draw:style-name="gr4" draw:text-style-name="P5" draw:layer="layout" svg:width="0.5cm" svg:height="0.6cm" svg:x="9.4cm" svg:y="14.3cm">
          <draw:text-box>
            <text:p><text:span text:style-name="T2">1</text:span></text:p>
          </draw:text-box>
        </draw:frame>
        <draw:frame draw:style-name="gr4" draw:text-style-name="P5" draw:layer="layout" svg:width="0.5cm" svg:height="0.6cm" svg:x="11.247cm" svg:y="16.6cm">
          <draw:text-box>
            <text:p><text:span text:style-name="T2">1</text:span></text:p>
          </draw:text-box>
        </draw:frame>
        <draw:line draw:style-name="gr5" draw:text-style-name="P1" draw:layer="layout" svg:x1="15.9cm" svg:y1="2.7cm" svg:x2="18.6cm" svg:y2="2.7cm">
          <text:p/>
        </draw:line>
        <draw:line draw:style-name="gr5" draw:text-style-name="P1" draw:layer="layout" svg:x1="10.5cm" svg:y1="12.9cm" svg:x2="16.7cm" svg:y2="12.9cm">
          <text:p/>
        </draw:line>
        <draw:line draw:style-name="gr5" draw:text-style-name="P1" draw:layer="layout" svg:x1="21.8cm" svg:y1="12.9cm" svg:x2="21.8cm" svg:y2="11.6cm">
          <text:p/>
        </draw:line>
        <draw:line draw:style-name="gr5" draw:text-style-name="P1" draw:layer="layout" svg:x1="10.5cm" svg:y1="14cm" svg:x2="13.2cm" svg:y2="14cm">
          <text:p/>
        </draw:line>
        <draw:line draw:style-name="gr6" draw:text-style-name="P1" draw:layer="layout" svg:x1="14.6cm" svg:y1="17.3cm" svg:x2="21.3cm" svg:y2="17.3cm">
          <text:p/>
        </draw:line>
        <draw:polygon draw:style-name="gr2" draw:text-style-name="P1" draw:layer="layout" svg:width="0cm" svg:height="0cm" svg:x="12.6cm" svg:y="13.7cm" svg:viewBox="0 0 0 0" draw:points="0,0">
          <text:p/>
        </draw:polygon>
        <draw:frame draw:style-name="gr4" draw:text-style-name="P5" draw:layer="layout" svg:width="0.5cm" svg:height="0.6cm" svg:x="12.6cm" svg:y="13.4cm">
          <draw:text-box>
            <text:p><text:span text:style-name="T2">*</text:span></text:p>
          </draw:text-box>
        </draw:frame>
        <draw:frame draw:style-name="gr4" draw:text-style-name="P5" draw:layer="layout" svg:width="0.5cm" svg:height="0.6cm" svg:x="10.4cm" svg:y="13.4cm">
          <draw:text-box>
            <text:p><text:span text:style-name="T2">1</text:span></text:p>
          </draw:text-box>
        </draw:frame>
        <draw:frame draw:style-name="gr4" draw:text-style-name="P5" draw:layer="layout" svg:width="0.5cm" svg:height="0.6cm" svg:x="14.5cm" svg:y="17.3cm">
          <draw:text-box>
            <text:p><text:span text:style-name="T2">*</text:span></text:p>
          </draw:text-box>
        </draw:frame>
        <draw:frame draw:style-name="gr4" draw:text-style-name="P5" draw:layer="layout" svg:width="0.5cm" svg:height="0.6cm" svg:x="20.8cm" svg:y="17.3cm">
          <draw:text-box>
            <text:p><text:span text:style-name="T2">*</text:span></text:p>
          </draw:text-box>
        </draw:frame>
        <draw:frame draw:style-name="gr3" draw:text-style-name="P5" draw:layer="layout" svg:width="1.4cm" svg:height="0.569cm" svg:x="17.3cm" svg:y="17.331cm">
          <draw:text-box>
            <text:p><text:span text:style-name="T2">collect</text:span></text:p>
          </draw:text-box>
        </draw:frame>
        <draw:polygon draw:style-name="gr2" draw:text-style-name="P1" draw:layer="layout" svg:width="0cm" svg:height="0cm" svg:x="19.1cm" svg:y="17.569cm" svg:viewBox="0 0 0 0" draw:points="0,0">
          <text:p/>
        </draw:polygon>
        <draw:frame draw:style-name="gr3" draw:text-style-name="P5" draw:layer="layout" svg:width="1.2cm" svg:height="0.569cm" svg:x="13.1cm" svg:y="12.331cm">
          <draw:text-box>
            <text:p><text:span text:style-name="T2">use</text:span></text:p>
          </draw:text-box>
        </draw:frame>
        <draw:frame draw:style-name="gr4" draw:text-style-name="P5" draw:layer="layout" svg:width="0.5cm" svg:height="0.6cm" svg:x="11.2cm" svg:y="5.9cm">
          <draw:text-box>
            <text:p><text:span text:style-name="T2">*</text:span></text:p>
          </draw:text-box>
        </draw:frame>
        <draw:frame draw:style-name="gr4" draw:text-style-name="P5" draw:layer="layout" svg:width="0.5cm" svg:height="0.6cm" svg:x="19.4cm" svg:y="12.4cm">
          <draw:text-box>
            <text:p><text:span text:style-name="T2">*</text:span></text:p>
          </draw:text-box>
        </draw:frame>
        <draw:line draw:style-name="gr2" draw:text-style-name="P1" draw:layer="layout" svg:x1="16.485cm" svg:y1="2.4cm" svg:x2="16.4cm" svg:y2="2.4cm">
          <text:p/>
        </draw:line>
        <draw:frame draw:style-name="gr4" draw:text-style-name="P5" draw:layer="layout" svg:width="1.781cm" svg:height="0.6cm" svg:x="16.7cm" svg:y="2.1cm">
          <draw:text-box>
            <text:p><text:span text:style-name="T2">belong to</text:span></text:p>
          </draw:text-box>
        </draw:frame>
        <draw:frame draw:style-name="gr4" draw:text-style-name="P5" draw:layer="layout" svg:width="0.5cm" svg:height="0.6cm" svg:x="15.8cm" svg:y="2.2cm">
          <draw:text-box>
            <text:p><text:span text:style-name="T2">1</text:span></text:p>
          </draw:text-box>
        </draw:frame>
        <draw:frame draw:style-name="gr4" draw:text-style-name="P5" draw:layer="layout" svg:width="0.5cm" svg:height="0.6cm" svg:x="18.12cm" svg:y="2.2cm">
          <draw:text-box>
            <text:p><text:span text:style-name="T2">*</text:span></text:p>
          </draw:text-box>
        </draw:frame>
        <draw:line draw:style-name="gr2" draw:text-style-name="P1" draw:layer="layout" svg:x1="14.4cm" svg:y1="12.6cm" svg:x2="14.5cm" svg:y2="12.6cm">
          <text:p/>
        </draw:line>
        <draw:line draw:style-name="gr2" draw:text-style-name="P1" draw:layer="layout" svg:x1="12.5cm" svg:y1="13.7cm" svg:x2="12.6cm" svg:y2="13.7cm">
          <text:p/>
        </draw:line>
        <draw:line draw:style-name="gr2" draw:text-style-name="P1" draw:layer="layout" svg:x1="18.9cm" svg:y1="17.6cm" svg:x2="19cm" svg:y2="17.6cm">
          <text:p/>
        </draw:line>
        <draw:line draw:style-name="gr5" draw:text-style-name="P1" draw:layer="layout" svg:x1="26.2cm" svg:y1="3.8cm" svg:x2="26.2cm" svg:y2="6cm">
          <text:p/>
        </draw:line>
        <draw:frame draw:style-name="gr4" draw:text-style-name="P5" draw:layer="layout" svg:width="0.5cm" svg:height="0.6cm" svg:x="25.7cm" svg:y="5.6cm">
          <draw:text-box>
            <text:p><text:span text:style-name="T2">*</text:span></text:p>
          </draw:text-box>
        </draw:frame>
        <draw:frame draw:style-name="gr4" draw:text-style-name="P5" draw:layer="layout" svg:width="0.5cm" svg:height="0.6cm" svg:x="25.7cm" svg:y="3.7cm">
          <draw:text-box>
            <text:p><text:span text:style-name="T2">*</text:span></text:p>
          </draw:text-box>
        </draw:frame>
        <draw:frame draw:style-name="gr3" draw:text-style-name="P5" draw:layer="layout" svg:width="1.824cm" svg:height="0.569cm" svg:x="24.6cm" svg:y="4.731cm">
          <draw:text-box>
            <text:p><text:span text:style-name="T2">reference</text:span></text:p>
          </draw:text-box>
        </draw:frame>
        <draw:line draw:style-name="gr2" draw:text-style-name="P1" draw:layer="layout" svg:x1="25.5cm" svg:y1="4.3cm" svg:x2="25.5cm" svg:y2="4.2cm">
          <text:p/>
        </draw:line>
        <draw:line draw:style-name="gr5" draw:text-style-name="P1" draw:layer="layout" svg:x1="20.4cm" svg:y1="14.2cm" svg:x2="22.1cm" svg:y2="14.2cm">
          <text:p/>
        </draw:line>
        <draw:line draw:style-name="gr5" draw:text-style-name="P1" draw:layer="layout" svg:x1="22.1cm" svg:y1="14.2cm" svg:x2="22.1cm" svg:y2="16.5cm">
          <text:p/>
        </draw:line>
        <draw:frame draw:style-name="gr3" draw:text-style-name="P5" draw:layer="layout" svg:width="1.4cm" svg:height="0.569cm" svg:x="20.9cm" svg:y="14.6cm">
          <draw:text-box>
            <text:p><text:span text:style-name="T2">unlock</text:span></text:p>
          </draw:text-box>
        </draw:frame>
        <draw:line draw:style-name="gr2" draw:text-style-name="P1" draw:layer="layout" svg:x1="21.5cm" svg:y1="15.6cm" svg:x2="21.5cm" svg:y2="15.7cm">
          <text:p/>
        </draw:line>
        <draw:frame draw:style-name="gr7" draw:text-style-name="P5" draw:layer="layout" svg:width="0.6cm" svg:height="0.569cm" svg:x="20.321cm" svg:y="14.2cm">
          <draw:text-box>
            <text:p><text:span text:style-name="T2">1</text:span></text:p>
          </draw:text-box>
        </draw:frame>
        <draw:frame draw:style-name="gr8" draw:text-style-name="P5" draw:layer="layout" svg:width="1.2cm" svg:height="0.569cm" svg:x="21.2cm" svg:y="16cm">
          <draw:text-box>
            <text:p><text:span text:style-name="T2">0..1</text:span></text:p>
          </draw:text-box>
        </draw:frame>
        <draw:line draw:style-name="gr5" draw:text-style-name="P1" draw:layer="layout" svg:x1="23.2cm" svg:y1="16.5cm" svg:x2="23.2cm" svg:y2="11.6cm">
          <text:p/>
        </draw:line>
        <draw:frame draw:style-name="gr3" draw:text-style-name="P5" draw:layer="layout" svg:width="1.7cm" svg:height="0.569cm" svg:x="23.1cm" svg:y="13.931cm">
          <draw:text-box>
            <text:p><text:span text:style-name="T2">bound to</text:span></text:p>
          </draw:text-box>
        </draw:frame>
        <draw:line draw:style-name="gr2" draw:text-style-name="P1" draw:layer="layout" svg:x1="23.917cm" svg:y1="13.48cm" svg:x2="23.917cm" svg:y2="13.38cm">
          <text:p/>
        </draw:line>
        <draw:frame draw:style-name="gr4" draw:text-style-name="P5" draw:layer="layout" svg:width="0.5cm" svg:height="0.6cm" svg:x="23.1cm" svg:y="11.5cm">
          <draw:text-box>
            <text:p><text:span text:style-name="T2">*</text:span></text:p>
          </draw:text-box>
        </draw:frame>
        <draw:frame draw:style-name="gr4" draw:text-style-name="P5" draw:layer="layout" svg:width="0.5cm" svg:height="0.6cm" svg:x="23.058cm" svg:y="16cm">
          <draw:text-box>
            <text:p><text:span text:style-name="T2">1</text:span></text:p>
          </draw:text-box>
        </draw:frame>
        <draw:rect draw:style-name="gr1" draw:text-style-name="P2" draw:layer="layout" svg:width="2.7cm" svg:height="0.391cm" svg:x="1.8cm" svg:y="10.9cm">
          <text:p text:style-name="P1"><text:span text:style-name="T1">Profile_Avatar</text:span></text:p>
        </draw:rect>
        <draw:rect draw:style-name="gr1" draw:text-style-name="P4" draw:layer="layout" svg:width="2.7cm" svg:height="1.109cm" svg:x="1.8cm" svg:y="11.291cm">
          <text:p text:style-name="P3"><text:span text:style-name="T2">profile_id</text:span></text:p>
          <text:p text:style-name="P3"><text:span text:style-name="T2">avatar_id</text:span></text:p>
          <text:p text:style-name="P3"><text:span text:style-name="T2">buy_date</text:span></text:p>
        </draw:rect>
        <draw:line draw:style-name="gr5" draw:text-style-name="P1" draw:layer="layout" svg:x1="4.5cm" svg:y1="11.7cm" svg:x2="7.2cm" svg:y2="11.7cm">
          <text:p/>
        </draw:line>
        <draw:line draw:style-name="gr5" draw:text-style-name="P1" draw:layer="layout" svg:x1="3.1cm" svg:y1="12.4cm" svg:x2="3.1cm" svg:y2="15.7cm">
          <text:p/>
        </draw:line>
        <draw:line draw:style-name="gr2" draw:text-style-name="P1" draw:layer="layout" svg:x1="5.3cm" svg:y1="11.4cm" svg:x2="5.2cm" svg:y2="11.4cm">
          <text:p/>
        </draw:line>
        <draw:frame draw:style-name="gr3" draw:text-style-name="P5" draw:layer="layout" svg:width="1.4cm" svg:height="0.569cm" svg:x="5.634cm" svg:y="11.1cm">
          <draw:text-box>
            <text:p><text:span text:style-name="T2">use</text:span></text:p>
          </draw:text-box>
        </draw:frame>
        <draw:frame draw:style-name="gr4" draw:text-style-name="P5" draw:layer="layout" svg:width="0.5cm" svg:height="0.6cm" svg:x="4.4cm" svg:y="11.3cm">
          <draw:text-box>
            <text:p><text:span text:style-name="T2">*</text:span></text:p>
          </draw:text-box>
        </draw:frame>
        <draw:frame draw:style-name="gr4" draw:text-style-name="P5" draw:layer="layout" svg:width="0.5cm" svg:height="0.6cm" svg:x="6.6cm" svg:y="11.2cm">
          <draw:text-box>
            <text:p><text:span text:style-name="T2">1</text:span></text:p>
          </draw:text-box>
        </draw:frame>
        <draw:frame draw:style-name="gr3" draw:text-style-name="P5" draw:layer="layout" svg:width="1.4cm" svg:height="0.569cm" svg:x="3.1cm" svg:y="13.531cm">
          <draw:text-box>
            <text:p><text:span text:style-name="T2">use</text:span></text:p>
          </draw:text-box>
        </draw:frame>
        <draw:line draw:style-name="gr2" draw:text-style-name="P1" draw:layer="layout" svg:x1="3.6cm" svg:y1="14.5cm" svg:x2="3.6cm" svg:y2="14.6cm">
          <text:p/>
        </draw:line>
        <draw:frame draw:style-name="gr4" draw:text-style-name="P5" draw:layer="layout" svg:width="0.5cm" svg:height="0.6cm" svg:x="3cm" svg:y="15.2cm">
          <draw:text-box>
            <text:p><text:span text:style-name="T2">1</text:span></text:p>
          </draw:text-box>
        </draw:frame>
        <draw:frame draw:style-name="gr4" draw:text-style-name="P5" draw:layer="layout" svg:width="0.5cm" svg:height="0.6cm" svg:x="3cm" svg:y="12.4cm">
          <draw:text-box>
            <text:p><text:span text:style-name="T2">*</text:span></text:p>
          </draw:text-box>
        </draw:frame>
        <draw:rect draw:style-name="gr1" draw:text-style-name="P2" draw:layer="layout" svg:width="3.6cm" svg:height="0.391cm" svg:x="9.8cm" svg:y="6.4cm">
          <text:p text:style-name="P1"><text:span text:style-name="T1">Solve_Challenge</text:span></text:p>
        </draw:rect>
        <draw:rect draw:style-name="gr1" draw:text-style-name="P4" draw:layer="layout" svg:width="3.6cm" svg:height="1.409cm" svg:x="9.8cm" svg:y="6.791cm">
          <text:p text:style-name="P3"><text:span text:style-name="T2">profile_id</text:span></text:p>
          <text:p text:style-name="P3"><text:span text:style-name="T2">challenge_id</text:span></text:p>
          <text:p text:style-name="P3"><text:span text:style-name="T2">solve_start</text:span></text:p>
          <text:p text:style-name="P3"><text:span text:style-name="T2">solved_at</text:span></text:p>
        </draw:rect>
        <draw:frame draw:style-name="gr4" draw:text-style-name="P5" draw:layer="layout" svg:width="0.5cm" svg:height="0.6cm" svg:x="11.7cm" svg:y="2.9cm">
          <draw:text-box>
            <text:p><text:span text:style-name="T2">1</text:span></text:p>
          </draw:text-box>
        </draw:frame>
        <draw:line draw:style-name="gr5" draw:text-style-name="P1" draw:layer="layout" svg:x1="11.688cm" svg:y1="10cm" svg:x2="11.688cm" svg:y2="8.2cm">
          <text:p/>
        </draw:line>
        <draw:frame draw:style-name="gr4" draw:text-style-name="P5" draw:layer="layout" svg:width="0.5cm" svg:height="0.6cm" svg:x="10.4cm" svg:y="9.4cm">
          <draw:text-box>
            <text:p><text:span text:style-name="T2">1</text:span></text:p>
          </draw:text-box>
        </draw:frame>
        <draw:frame draw:style-name="gr3" draw:text-style-name="P5" draw:layer="layout" svg:width="1.3cm" svg:height="0.569cm" svg:x="10.9cm" svg:y="9.2cm">
          <draw:text-box>
            <text:p><text:span text:style-name="T2">use</text:span></text:p>
          </draw:text-box>
        </draw:frame>
        <draw:line draw:style-name="gr2" draw:text-style-name="P1" draw:layer="layout" svg:x1="11.359cm" svg:y1="8.8cm" svg:x2="11.359cm" svg:y2="8.7cm">
          <text:p/>
        </draw:line>
        <draw:rect draw:style-name="gr1" draw:text-style-name="P2" draw:layer="layout" svg:width="3.1cm" svg:height="0.391cm" svg:x="18.6cm" svg:y="4.7cm">
          <text:p text:style-name="P1"><text:span text:style-name="T1">Task_In_Challenge</text:span></text:p>
        </draw:rect>
        <draw:rect draw:style-name="gr1" draw:text-style-name="P4" draw:layer="layout" svg:width="3.1cm" svg:height="1.209cm" svg:x="18.6cm" svg:y="5.091cm">
          <text:p text:style-name="P3"><text:span text:style-name="T2">task_id</text:span></text:p>
          <text:p text:style-name="P3"><text:span text:style-name="T2">challenge_id</text:span></text:p>
          <text:p text:style-name="P3"><text:span text:style-name="T2">order</text:span></text:p>
        </draw:rect>
        <draw:line draw:style-name="gr5" draw:text-style-name="P1" draw:layer="layout" svg:x1="22.3cm" svg:y1="5.3cm" svg:x2="22.3cm" svg:y2="7.1cm">
          <text:p/>
        </draw:line>
        <draw:line draw:style-name="gr5" draw:text-style-name="P1" draw:layer="layout" svg:x1="21.7cm" svg:y1="5.3cm" svg:x2="22.3cm" svg:y2="5.3cm">
          <text:p/>
        </draw:line>
        <draw:frame draw:style-name="gr4" draw:text-style-name="P5" draw:layer="layout" svg:width="0.5cm" svg:height="0.6cm" svg:x="18.1cm" svg:y="4.8cm">
          <draw:text-box>
            <text:p><text:span text:style-name="T2">*</text:span></text:p>
          </draw:text-box>
        </draw:frame>
        <draw:line draw:style-name="gr5" draw:text-style-name="P1" draw:layer="layout" svg:x1="15.9cm" svg:y1="5.3cm" svg:x2="18.6cm" svg:y2="5.3cm">
          <text:p/>
        </draw:line>
        <draw:frame draw:style-name="gr4" draw:text-style-name="P5" draw:layer="layout" svg:width="0.5cm" svg:height="0.6cm" svg:x="15.7cm" svg:y="4.8cm">
          <draw:text-box>
            <text:p><text:span text:style-name="T2">1</text:span></text:p>
          </draw:text-box>
        </draw:frame>
        <draw:polygon draw:style-name="gr2" draw:text-style-name="P1" draw:layer="layout" svg:width="0cm" svg:height="0cm" svg:x="22.1cm" svg:y="6.9cm" svg:viewBox="0 0 0 0" draw:points="0,0">
          <text:p/>
        </draw:polygon>
        <draw:frame draw:style-name="gr9" draw:text-style-name="P5" draw:layer="layout" svg:width="0.5cm" svg:height="0.6cm" svg:x="22.2cm" svg:y="6.6cm">
          <draw:text-box>
            <text:p><text:span text:style-name="T2">1</text:span></text:p>
          </draw:text-box>
        </draw:frame>
        <draw:frame draw:style-name="gr4" draw:text-style-name="P5" draw:layer="layout" svg:width="0.5cm" svg:height="0.6cm" svg:x="21.6cm" svg:y="4.8cm">
          <draw:text-box>
            <text:p><text:span text:style-name="T2">*</text:span></text:p>
          </draw:text-box>
        </draw:frame>
        <draw:rect draw:style-name="gr1" draw:text-style-name="P2" draw:layer="layout" svg:width="2.7cm" svg:height="0.391cm" svg:x="14cm" svg:y="6.3cm">
          <text:p text:style-name="P1"><text:span text:style-name="T1">Solve_Task</text:span></text:p>
        </draw:rect>
        <draw:rect draw:style-name="gr1" draw:text-style-name="P4" draw:layer="layout" svg:width="2.7cm" svg:height="1.709cm" svg:x="14cm" svg:y="6.7cm">
          <text:p text:style-name="P3"><text:span text:style-name="T2">profile_id</text:span></text:p>
          <text:p text:style-name="P3"><text:span text:style-name="T2">task_id</text:span></text:p>
          <text:p text:style-name="P3"><text:span text:style-name="T2">solved_at</text:span></text:p>
          <text:p text:style-name="P3"><text:span text:style-name="T2">successfull</text:span></text:p>
          <text:p text:style-name="P3"><text:span text:style-name="T2">time_needed</text:span></text:p>
        </draw:rect>
        <draw:line draw:style-name="gr5" draw:text-style-name="P1" draw:layer="layout" svg:x1="10.5cm" svg:y1="10.3cm" svg:x2="14.5cm" svg:y2="10.3cm">
          <text:p/>
        </draw:line>
        <draw:line draw:style-name="gr5" draw:text-style-name="P1" draw:layer="layout" svg:x1="16.7cm" svg:y1="7.3cm" svg:x2="20.9cm" svg:y2="7.3cm">
          <text:p/>
        </draw:line>
        <draw:frame draw:style-name="gr4" draw:text-style-name="P5" draw:layer="layout" svg:width="1.2cm" svg:height="0.6cm" svg:x="18.1cm" svg:y="6.7cm">
          <draw:text-box>
            <text:p><text:span text:style-name="T2">solve</text:span></text:p>
          </draw:text-box>
        </draw:frame>
        <draw:polygon draw:style-name="gr2" draw:text-style-name="P1" draw:layer="layout" svg:width="0cm" svg:height="0cm" svg:x="19.7cm" svg:y="7.069cm" svg:viewBox="0 0 0 0" draw:points="0,0">
          <text:p/>
        </draw:polygon>
        <draw:polygon draw:style-name="gr2" draw:text-style-name="P1" draw:layer="layout" svg:width="0cm" svg:height="0cm" svg:x="19.669cm" svg:y="7.064cm" svg:viewBox="0 0 0 0" draw:points="0,0">
          <text:p/>
        </draw:polygon>
        <draw:line draw:style-name="gr2" draw:text-style-name="P1" draw:layer="layout" svg:x1="19.6cm" svg:y1="7.027cm" svg:x2="19.7cm" svg:y2="7.027cm">
          <text:p/>
        </draw:line>
        <draw:frame draw:style-name="gr3" draw:text-style-name="P5" draw:layer="layout" svg:width="1.824cm" svg:height="0.569cm" svg:x="22.1cm" svg:y="6.031cm">
          <draw:text-box>
            <text:p><text:span text:style-name="T2">part of</text:span></text:p>
          </draw:text-box>
        </draw:frame>
        <draw:line draw:style-name="gr2" draw:text-style-name="P1" draw:layer="layout" svg:x1="22.7cm" svg:y1="5.6cm" svg:x2="22.7cm" svg:y2="5.5cm">
          <text:p/>
        </draw:line>
        <draw:frame draw:style-name="gr4" draw:text-style-name="P5" draw:layer="layout" svg:width="1.8cm" svg:height="0.6cm" svg:x="16cm" svg:y="4.7cm">
          <draw:text-box>
            <text:p><text:span text:style-name="T2">consist of</text:span></text:p>
          </draw:text-box>
        </draw:frame>
        <draw:polygon draw:style-name="gr2" draw:text-style-name="P1" draw:layer="layout" svg:width="0cm" svg:height="0cm" svg:x="18.2cm" svg:y="5.038cm" svg:viewBox="0 0 0 0" draw:points="0,0">
          <text:p/>
        </draw:polygon>
        <draw:polygon draw:style-name="gr2" draw:text-style-name="P1" draw:layer="layout" svg:width="0cm" svg:height="0cm" svg:x="18.169cm" svg:y="5.033cm" svg:viewBox="0 0 0 0" draw:points="0,0">
          <text:p/>
        </draw:polygon>
        <draw:line draw:style-name="gr2" draw:text-style-name="P1" draw:layer="layout" svg:x1="18.1cm" svg:y1="4.996cm" svg:x2="18.2cm" svg:y2="4.996cm">
          <text:p/>
        </draw:line>
        <draw:frame draw:style-name="gr3" draw:text-style-name="P5" draw:layer="layout" svg:width="1.1cm" svg:height="0.569cm" svg:x="12.2cm" svg:y="10.4cm">
          <draw:text-box>
            <text:p><text:span text:style-name="T2">use</text:span></text:p>
          </draw:text-box>
        </draw:frame>
        <draw:polygon draw:style-name="gr2" draw:text-style-name="P1" draw:layer="layout" svg:width="0cm" svg:height="0cm" svg:x="13.5cm" svg:y="10.669cm" svg:viewBox="0 0 0 0" draw:points="0,0">
          <text:p/>
        </draw:polygon>
        <draw:line draw:style-name="gr2" draw:text-style-name="P1" draw:layer="layout" svg:x1="13.4cm" svg:y1="10.669cm" svg:x2="13.5cm" svg:y2="10.669cm">
          <text:p/>
        </draw:line>
        <draw:frame draw:style-name="gr4" draw:text-style-name="P5" draw:layer="layout" svg:width="0.5cm" svg:height="0.6cm" svg:x="16.6cm" svg:y="6.8cm">
          <draw:text-box>
            <text:p><text:span text:style-name="T2">*</text:span></text:p>
          </draw:text-box>
        </draw:frame>
        <draw:frame draw:style-name="gr4" draw:text-style-name="P5" draw:layer="layout" svg:width="0.5cm" svg:height="0.6cm" svg:x="14.5cm" svg:y="8.4cm">
          <draw:text-box>
            <text:p><text:span text:style-name="T2">*</text:span></text:p>
          </draw:text-box>
        </draw:frame>
        <draw:frame draw:style-name="gr4" draw:text-style-name="P5" draw:layer="layout" svg:width="0.5cm" svg:height="0.6cm" svg:x="20.4cm" svg:y="6.8cm">
          <draw:text-box>
            <text:p><text:span text:style-name="T2">1</text:span></text:p>
          </draw:text-box>
        </draw:frame>
        <draw:frame draw:style-name="gr4" draw:text-style-name="P5" draw:layer="layout" svg:width="0.5cm" svg:height="0.6cm" svg:x="10.4cm" svg:y="10.3cm">
          <draw:text-box>
            <text:p><text:span text:style-name="T2">1</text:span></text:p>
          </draw:text-box>
        </draw:frame>
        <draw:rect draw:style-name="gr1" draw:text-style-name="P2" draw:layer="layout" svg:width="2.7cm" svg:height="0.391cm" svg:x="16.7cm" svg:y="8.9cm">
          <text:p text:style-name="P1"><text:span text:style-name="T1">Rate_Task</text:span></text:p>
        </draw:rect>
        <draw:rect draw:style-name="gr1" draw:text-style-name="P4" draw:layer="layout" svg:width="2.7cm" svg:height="1.409cm" svg:x="16.7cm" svg:y="9.3cm">
          <text:p text:style-name="P3"><text:span text:style-name="T2">profile_id</text:span></text:p>
          <text:p text:style-name="P3"><text:span text:style-name="T2">task_id</text:span></text:p>
          <text:p text:style-name="P3"><text:span text:style-name="T2">rating</text:span></text:p>
          <text:p text:style-name="P3"><text:span text:style-name="T2">date</text:span></text:p>
        </draw:rect>
        <draw:line draw:style-name="gr5" draw:text-style-name="P1" draw:layer="layout" svg:x1="14.5cm" svg:y1="10.3cm" svg:x2="14.5cm" svg:y2="8.4cm">
          <text:p/>
        </draw:line>
        <draw:rect draw:style-name="gr1" draw:text-style-name="P2" draw:layer="layout" svg:width="2.7cm" svg:height="0.391cm" svg:x="16.7cm" svg:y="11.391cm">
          <text:p text:style-name="P1"><text:span text:style-name="T1">Comment_Task</text:span></text:p>
        </draw:rect>
        <draw:rect draw:style-name="gr1" draw:text-style-name="P4" draw:layer="layout" svg:width="2.7cm" svg:height="1.409cm" svg:x="16.7cm" svg:y="11.8cm">
          <text:p text:style-name="P3"><text:span text:style-name="T2">profile_id</text:span></text:p>
          <text:p text:style-name="P3"><text:span text:style-name="T2">task_id</text:span></text:p>
          <text:p text:style-name="P3"><text:span text:style-name="T2">comment</text:span></text:p>
          <text:p text:style-name="P3"><text:span text:style-name="T2">date</text:span></text:p>
        </draw:rect>
        <draw:line draw:style-name="gr5" draw:text-style-name="P1" draw:layer="layout" svg:x1="19.4cm" svg:y1="12.9cm" svg:x2="21.8cm" svg:y2="12.9cm">
          <text:p/>
        </draw:line>
        <draw:frame draw:style-name="gr3" draw:text-style-name="P5" draw:layer="layout" svg:width="1.7cm" svg:height="0.569cm" svg:x="19.7cm" svg:y="12.331cm">
          <draw:text-box>
            <text:p><text:span text:style-name="T2">comment</text:span></text:p>
          </draw:text-box>
        </draw:frame>
        <draw:line draw:style-name="gr2" draw:text-style-name="P1" draw:layer="layout" svg:x1="21.6cm" svg:y1="12.6cm" svg:x2="21.7cm" svg:y2="12.6cm">
          <text:p/>
        </draw:line>
        <draw:frame draw:style-name="gr4" draw:text-style-name="P5" draw:layer="layout" svg:width="0.5cm" svg:height="0.6cm" svg:x="16.1cm" svg:y="12.4cm">
          <draw:text-box>
            <text:p><text:span text:style-name="T2">*</text:span></text:p>
          </draw:text-box>
        </draw:frame>
        <draw:frame draw:style-name="gr4" draw:text-style-name="P5" draw:layer="layout" svg:width="0.5cm" svg:height="0.6cm" svg:x="10.4cm" svg:y="12.4cm">
          <draw:text-box>
            <text:p><text:span text:style-name="T2">1</text:span></text:p>
          </draw:text-box>
        </draw:frame>
        <draw:frame draw:style-name="gr4" draw:text-style-name="P5" draw:layer="layout" svg:width="0.5cm" svg:height="0.6cm" svg:x="21.3cm" svg:y="11.6cm">
          <draw:text-box>
            <text:p><text:span text:style-name="T2">1</text:span></text:p>
          </draw:text-box>
        </draw:frame>
        <draw:line draw:style-name="gr5" draw:text-style-name="P1" draw:layer="layout" svg:x1="18.2cm" svg:y1="8.3cm" svg:x2="20.9cm" svg:y2="8.3cm">
          <text:p/>
        </draw:line>
        <draw:line draw:style-name="gr5" draw:text-style-name="P1" draw:layer="layout" svg:x1="18.2cm" svg:y1="8.3cm" svg:x2="18.2cm" svg:y2="8.9cm">
          <text:p/>
        </draw:line>
        <draw:line draw:style-name="gr5" draw:text-style-name="P1" draw:layer="layout" svg:x1="10.5cm" svg:y1="11.6cm" svg:x2="15.7cm" svg:y2="11.6cm">
          <text:p/>
        </draw:line>
        <draw:line draw:style-name="gr5" draw:text-style-name="P1" draw:layer="layout" svg:x1="15.7cm" svg:y1="11.6cm" svg:x2="15.7cm" svg:y2="10cm">
          <text:p/>
        </draw:line>
        <draw:line draw:style-name="gr5" draw:text-style-name="P1" draw:layer="layout" svg:x1="15.7cm" svg:y1="10cm" svg:x2="16.7cm" svg:y2="10cm">
          <text:p/>
        </draw:line>
        <draw:frame draw:style-name="gr3" draw:text-style-name="P5" draw:layer="layout" svg:width="1.1cm" svg:height="0.569cm" svg:x="12.3cm" svg:y="11.6cm">
          <draw:text-box>
            <text:p><text:span text:style-name="T2">use</text:span></text:p>
          </draw:text-box>
        </draw:frame>
        <draw:polygon draw:style-name="gr2" draw:text-style-name="P1" draw:layer="layout" svg:width="0cm" svg:height="0cm" svg:x="13.6cm" svg:y="11.869cm" svg:viewBox="0 0 0 0" draw:points="0,0">
          <text:p/>
        </draw:polygon>
        <draw:line draw:style-name="gr2" draw:text-style-name="P1" draw:layer="layout" svg:x1="13.5cm" svg:y1="11.869cm" svg:x2="13.6cm" svg:y2="11.869cm">
          <text:p/>
        </draw:line>
        <draw:frame draw:style-name="gr4" draw:text-style-name="P5" draw:layer="layout" svg:width="0.5cm" svg:height="0.6cm" svg:x="10.4cm" svg:y="11.6cm">
          <draw:text-box>
            <text:p><text:span text:style-name="T2">1</text:span></text:p>
          </draw:text-box>
        </draw:frame>
        <draw:frame draw:style-name="gr4" draw:text-style-name="P5" draw:layer="layout" svg:width="0.5cm" svg:height="0.6cm" svg:x="20.4cm" svg:y="7.8cm">
          <draw:text-box>
            <text:p><text:span text:style-name="T2">1</text:span></text:p>
          </draw:text-box>
        </draw:frame>
        <draw:frame draw:style-name="gr4" draw:text-style-name="P5" draw:layer="layout" svg:width="0.5cm" svg:height="0.6cm" svg:x="17.7cm" svg:y="8.5cm">
          <draw:text-box>
            <text:p><text:span text:style-name="T2">*</text:span></text:p>
          </draw:text-box>
        </draw:frame>
        <draw:frame draw:style-name="gr4" draw:text-style-name="P5" draw:layer="layout" svg:width="0.5cm" svg:height="0.6cm" svg:x="16.2cm" svg:y="10cm">
          <draw:text-box>
            <text:p><text:span text:style-name="T2">*</text:span></text:p>
          </draw:text-box>
        </draw:frame>
        <draw:frame draw:style-name="gr3" draw:text-style-name="P5" draw:layer="layout" svg:width="1.1cm" svg:height="0.569cm" svg:x="18.8cm" svg:y="7.731cm">
          <draw:text-box>
            <text:p><text:span text:style-name="T2">rate</text:span></text:p>
          </draw:text-box>
        </draw:frame>
        <draw:polygon draw:style-name="gr2" draw:text-style-name="P1" draw:layer="layout" svg:width="0cm" svg:height="0cm" svg:x="20.1cm" svg:y="8cm" svg:viewBox="0 0 0 0" draw:points="0,0">
          <text:p/>
        </draw:polygon>
        <draw:line draw:style-name="gr2" draw:text-style-name="P1" draw:layer="layout" svg:x1="20cm" svg:y1="8cm" svg:x2="20.1cm" svg:y2="8cm">
          <text:p/>
        </draw:line>
        <draw:rect draw:style-name="gr1" draw:text-style-name="P2" draw:layer="layout" svg:width="3.1cm" svg:height="0.391cm" svg:x="18.6cm" svg:y="1.7cm">
          <text:p text:style-name="P1"><text:span text:style-name="T1">Text_In_Challenge</text:span></text:p>
        </draw:rect>
        <draw:rect draw:style-name="gr1" draw:text-style-name="P4" draw:layer="layout" svg:width="3.1cm" svg:height="1.209cm" svg:x="18.6cm" svg:y="2.091cm">
          <text:p text:style-name="P3"><text:span text:style-name="T2">story_text_id</text:span></text:p>
          <text:p text:style-name="P3"><text:span text:style-name="T2">challenge_id</text:span></text:p>
          <text:p text:style-name="P3"><text:span text:style-name="T2">order</text:span></text:p>
        </draw:rect>
        <draw:line draw:style-name="gr5" draw:text-style-name="P1" draw:layer="layout" svg:x1="21.7cm" svg:y1="2.6cm" svg:x2="24.3cm" svg:y2="2.6cm">
          <text:p/>
        </draw:line>
        <draw:frame draw:style-name="gr4" draw:text-style-name="P5" draw:layer="layout" svg:width="0.5cm" svg:height="0.6cm" svg:x="21.5cm" svg:y="2.1cm">
          <draw:text-box>
            <text:p><text:span text:style-name="T2">1</text:span></text:p>
          </draw:text-box>
        </draw:frame>
        <draw:frame draw:style-name="gr4" draw:text-style-name="P5" draw:layer="layout" svg:width="0.5cm" svg:height="0.6cm" svg:x="23.8cm" svg:y="2.1cm">
          <draw:text-box>
            <text:p><text:span text:style-name="T2">1</text:span></text:p>
          </draw:text-box>
        </draw:frame>
        <draw:line draw:style-name="gr2" draw:text-style-name="P1" draw:layer="layout" svg:x1="22.104cm" svg:y1="2.3cm" svg:x2="22.019cm" svg:y2="2.3cm">
          <text:p/>
        </draw:line>
        <draw:frame draw:style-name="gr4" draw:text-style-name="P5" draw:layer="layout" svg:width="1.781cm" svg:height="0.6cm" svg:x="22.319cm" svg:y="2cm">
          <draw:text-box>
            <text:p><text:span text:style-name="T2">belong to</text:span></text:p>
          </draw:text-box>
        </draw:frame>
        <draw:rect draw:style-name="gr1" draw:text-style-name="P2" draw:layer="layout" svg:width="2.7cm" svg:height="0.391cm" svg:x="13.2cm" svg:y="13.3cm">
          <text:p text:style-name="P1"><text:span text:style-name="T1">Profile_Scroll</text:span></text:p>
        </draw:rect>
        <draw:rect draw:style-name="gr1" draw:text-style-name="P4" draw:layer="layout" svg:width="2.7cm" svg:height="1.209cm" svg:x="13.2cm" svg:y="13.691cm">
          <text:p text:style-name="P3"><text:span text:style-name="T2">scroll_id</text:span></text:p>
          <text:p text:style-name="P3"><text:span text:style-name="T2">profile_id</text:span></text:p>
          <text:p text:style-name="P3"><text:span text:style-name="T2">own</text:span></text:p>
        </draw:rect>
        <draw:line draw:style-name="gr5" draw:text-style-name="P1" draw:layer="layout" svg:x1="15.1cm" svg:y1="15.9cm" svg:x2="17.7cm" svg:y2="15.9cm">
          <text:p/>
        </draw:line>
        <draw:frame draw:style-name="gr3" draw:text-style-name="P5" draw:layer="layout" svg:width="1.1cm" svg:height="0.569cm" svg:x="15.7cm" svg:y="15.331cm">
          <draw:text-box>
            <text:p><text:span text:style-name="T2">use</text:span></text:p>
          </draw:text-box>
        </draw:frame>
        <draw:polygon draw:style-name="gr2" draw:text-style-name="P1" draw:layer="layout" svg:width="0cm" svg:height="0cm" svg:x="17cm" svg:y="15.5cm" svg:viewBox="0 0 0 0" draw:points="0,0">
          <text:p/>
        </draw:polygon>
        <draw:line draw:style-name="gr2" draw:text-style-name="P1" draw:layer="layout" svg:x1="16.9cm" svg:y1="15.6cm" svg:x2="17cm" svg:y2="15.6cm">
          <text:p/>
        </draw:line>
        <draw:frame draw:style-name="gr4" draw:text-style-name="P5" draw:layer="layout" svg:width="0.5cm" svg:height="0.6cm" svg:x="15cm" svg:y="14.9cm">
          <draw:text-box>
            <text:p><text:span text:style-name="T2">*</text:span></text:p>
          </draw:text-box>
        </draw:frame>
        <draw:frame draw:style-name="gr10" draw:text-style-name="P5" draw:layer="layout" svg:width="0.5cm" svg:height="0.6cm" svg:x="17.1cm" svg:y="15.3cm">
          <draw:text-box>
            <text:p><text:span text:style-name="T2">1</text:span></text:p>
          </draw:text-box>
        </draw:frame>
        <draw:line draw:style-name="gr5" draw:text-style-name="P1" draw:layer="layout" svg:x1="15.1cm" svg:y1="15.9cm" svg:x2="15.1cm" svg:y2="14.9cm">
          <text:p/>
        </draw:line>
        <draw:line draw:style-name="gr5" draw:text-style-name="P1" draw:layer="layout" svg:x1="15.9cm" svg:y1="4.2cm" svg:x2="24cm" svg:y2="4.2cm">
          <text:p/>
        </draw:line>
        <draw:line draw:style-name="gr5" draw:text-style-name="P1" draw:layer="layout" svg:x1="24cm" svg:y1="4.2cm" svg:x2="24cm" svg:y2="9.4cm">
          <text:p/>
        </draw:line>
        <draw:line draw:style-name="gr5" draw:text-style-name="P1" draw:layer="layout" svg:x1="24cm" svg:y1="9.4cm" svg:x2="24.9cm" svg:y2="9.4cm">
          <text:p/>
        </draw:line>
        <draw:rect draw:style-name="gr1" draw:text-style-name="P2" draw:layer="layout" svg:width="3cm" svg:height="0.391cm" svg:x="24.7cm" svg:y="8.5cm">
          <text:p text:style-name="P1"><text:span text:style-name="T1">Map_In_Challenge</text:span></text:p>
        </draw:rect>
        <draw:rect draw:style-name="gr1" draw:text-style-name="P4" draw:layer="layout" svg:width="3cm" svg:height="1.309cm" svg:x="24.7cm" svg:y="8.891cm">
          <text:p text:style-name="P3"><text:span text:style-name="T2">map_id</text:span></text:p>
          <text:p text:style-name="P3"><text:span text:style-name="T2">challenge_id</text:span></text:p>
          <text:p text:style-name="P3"><text:span text:style-name="T2">order</text:span></text:p>
        </draw:rect>
        <draw:rect draw:style-name="gr1" draw:text-style-name="P2" draw:layer="layout" svg:width="2.7cm" svg:height="0.391cm" svg:x="24.9cm" svg:y="12.7cm">
          <text:p text:style-name="P1"><text:span text:style-name="T1">Map</text:span></text:p>
        </draw:rect>
        <draw:rect draw:style-name="gr1" draw:text-style-name="P4" draw:layer="layout" svg:width="2.7cm" svg:height="0.809cm" svg:x="24.9cm" svg:y="13.091cm">
          <text:p text:style-name="P3"><text:span text:style-name="T2">map_id</text:span></text:p>
          <text:p text:style-name="P3"><text:span text:style-name="T2">source</text:span></text:p>
        </draw:rect>
        <draw:line draw:style-name="gr5" draw:text-style-name="P1" draw:layer="layout" svg:x1="26.2cm" svg:y1="10.2cm" svg:x2="26.2cm" svg:y2="12.7cm">
          <text:p/>
        </draw:line>
        <draw:line draw:style-name="gr2" draw:text-style-name="P1" draw:layer="layout" svg:x1="19.004cm" svg:y1="4cm" svg:x2="18.919cm" svg:y2="4cm">
          <text:p/>
        </draw:line>
        <draw:frame draw:style-name="gr4" draw:text-style-name="P5" draw:layer="layout" svg:width="1.781cm" svg:height="0.6cm" svg:x="19.219cm" svg:y="3.7cm">
          <draw:text-box>
            <text:p><text:span text:style-name="T2">belong to</text:span></text:p>
          </draw:text-box>
        </draw:frame>
        <draw:frame draw:style-name="gr4" draw:text-style-name="P5" draw:layer="layout" svg:width="0.5cm" svg:height="0.6cm" svg:x="15.8cm" svg:y="3.7cm">
          <draw:text-box>
            <text:p><text:span text:style-name="T2">1</text:span></text:p>
          </draw:text-box>
        </draw:frame>
        <draw:frame draw:style-name="gr4" draw:text-style-name="P5" draw:layer="layout" svg:width="0.5cm" svg:height="0.6cm" svg:x="26.2cm" svg:y="12.2cm">
          <draw:text-box>
            <text:p><text:span text:style-name="T2">1</text:span></text:p>
          </draw:text-box>
        </draw:frame>
        <draw:frame draw:style-name="gr4" draw:text-style-name="P5" draw:layer="layout" svg:width="0.5cm" svg:height="0.6cm" svg:x="24.248cm" svg:y="8.9cm">
          <draw:text-box>
            <text:p><text:span text:style-name="T2">*</text:span></text:p>
          </draw:text-box>
        </draw:frame>
        <draw:frame draw:style-name="gr4" draw:text-style-name="P5" draw:layer="layout" svg:width="0.5cm" svg:height="0.6cm" svg:x="26.1cm" svg:y="10.2cm">
          <draw:text-box>
            <text:p><text:span text:style-name="T2">*</text:span></text:p>
          </draw:text-box>
        </draw:frame>
        <draw:frame draw:style-name="gr3" draw:text-style-name="P5" draw:layer="layout" svg:width="1.7cm" svg:height="0.569cm" svg:x="26cm" svg:y="11.431cm">
          <draw:text-box>
            <text:p><text:span text:style-name="T2">bound to</text:span></text:p>
          </draw:text-box>
        </draw:frame>
        <draw:line draw:style-name="gr2" draw:text-style-name="P1" draw:layer="layout" svg:x1="26.817cm" svg:y1="10.98cm" svg:x2="26.817cm" svg:y2="10.88cm">
          <text:p/>
        </draw:line>
        <draw:rect draw:style-name="gr1" draw:text-style-name="P2" draw:layer="layout" svg:width="2.7cm" svg:height="0.391cm" svg:x="1.7cm" svg:y="5.591cm">
          <text:p text:style-name="P1"><text:span text:style-name="T1">Shop_Item</text:span></text:p>
        </draw:rect>
        <draw:rect draw:style-name="gr1" draw:text-style-name="P4" draw:layer="layout" svg:width="2.7cm" svg:height="1.409cm" svg:x="1.7cm" svg:y="5.991cm">
          <text:p text:style-name="P3"><text:span text:style-name="T2">item_id</text:span></text:p>
          <text:p text:style-name="P3"><text:span text:style-name="T2">item_name</text:span></text:p>
          <text:p text:style-name="P3"><text:span text:style-name="T2">item_price</text:span></text:p>
          <text:p text:style-name="P3"><text:span text:style-name="T2">item_thumbnail_url</text:span></text:p>
        </draw:rect>
        <draw:rect draw:style-name="gr1" draw:text-style-name="P2" draw:layer="layout" svg:width="3cm" svg:height="0.391cm" svg:x="1.8cm" svg:y="9.2cm">
          <text:p text:style-name="P1"><text:span text:style-name="T1">Profile_Shop_Item</text:span></text:p>
        </draw:rect>
        <draw:rect draw:style-name="gr1" draw:text-style-name="P4" draw:layer="layout" svg:width="3cm" svg:height="0.709cm" svg:x="1.8cm" svg:y="9.6cm">
          <text:p text:style-name="P3"><text:span text:style-name="T2">item_id</text:span></text:p>
          <text:p text:style-name="P3"><text:span text:style-name="T2">profile_id</text:span></text:p>
        </draw:rect>
        <draw:line draw:style-name="gr5" draw:text-style-name="P1" draw:layer="layout" svg:x1="3.1cm" svg:y1="7.4cm" svg:x2="3.1cm" svg:y2="9.2cm">
          <text:p/>
        </draw:line>
        <draw:line draw:style-name="gr5" draw:text-style-name="P1" draw:layer="layout" svg:x1="4.8cm" svg:y1="9.9cm" svg:x2="7.2cm" svg:y2="9.9cm">
          <text:p/>
        </draw:line>
        <draw:frame draw:style-name="gr3" draw:text-style-name="P5" draw:layer="layout" svg:width="1.3cm" svg:height="0.569cm" svg:x="3cm" svg:y="8.331cm">
          <draw:text-box>
            <text:p><text:span text:style-name="T2">use</text:span></text:p>
          </draw:text-box>
        </draw:frame>
        <draw:line draw:style-name="gr2" draw:text-style-name="P1" draw:layer="layout" svg:x1="3.459cm" svg:y1="7.931cm" svg:x2="3.459cm" svg:y2="7.831cm">
          <text:p/>
        </draw:line>
        <draw:line draw:style-name="gr2" draw:text-style-name="P1" draw:layer="layout" svg:x1="5.4cm" svg:y1="9.6cm" svg:x2="5.3cm" svg:y2="9.6cm">
          <text:p/>
        </draw:line>
        <draw:frame draw:style-name="gr3" draw:text-style-name="P5" draw:layer="layout" svg:width="1.4cm" svg:height="0.569cm" svg:x="5.734cm" svg:y="9.3cm">
          <draw:text-box>
            <text:p><text:span text:style-name="T2">use</text:span></text:p>
          </draw:text-box>
        </draw:frame>
        <draw:frame draw:style-name="gr4" draw:text-style-name="P5" draw:layer="layout" svg:width="0.5cm" svg:height="0.6cm" svg:x="6.7cm" svg:y="9.4cm">
          <draw:text-box>
            <text:p><text:span text:style-name="T2">1</text:span></text:p>
          </draw:text-box>
        </draw:frame>
        <draw:frame draw:style-name="gr7" draw:text-style-name="P5" draw:layer="layout" svg:width="0.4cm" svg:height="0.569cm" svg:x="4.8cm" svg:y="9.431cm">
          <draw:text-box>
            <text:p><text:span text:style-name="T2">*</text:span></text:p>
          </draw:text-box>
        </draw:frame>
        <draw:frame draw:style-name="gr4" draw:text-style-name="P5" draw:layer="layout" svg:width="0.5cm" svg:height="0.6cm" svg:x="3cm" svg:y="8.8cm">
          <draw:text-box>
            <text:p><text:span text:style-name="T2">*</text:span></text:p>
          </draw:text-box>
        </draw:frame>
        <draw:frame draw:style-name="gr4" draw:text-style-name="P5" draw:layer="layout" svg:width="0.5cm" svg:height="0.6cm" svg:x="3cm" svg:y="7.4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nis </meta:initial-creator>
    <meta:creation-date>2015-05-20T13:37:35.26</meta:creation-date>
    <meta:generator>OpenOffice/4.1.1$Win32 OpenOffice.org_project/411m6$Build-9775</meta:generator>
    <dc:date>2015-06-03T15:02:22.45</dc:date>
    <dc:creator>Denis </dc:creator>
    <meta:editing-duration>PT5H14M33S</meta:editing-duration>
    <meta:editing-cycles>8</meta:editing-cycles>
    <meta:document-statistic meta:object-count="211"/>
  </office:meta>
</office:document-meta>
</file>